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3" style:family="paragraph" style:parent-style-name="Standard">
      <style:paragraph-properties fo:text-align="center" style:justify-single-word="false"/>
      <style:text-properties fo:font-size="48pt" fo:font-style="italic" style:font-size-asian="48pt" style:font-style-asian="italic" style:font-size-complex="48pt" style:font-style-complex="italic"/>
    </style:style>
    <style:style style:name="P4" style:family="paragraph" style:parent-style-name="Standard">
      <style:paragraph-properties fo:text-align="center" style:justify-single-word="false"/>
      <style:text-properties fo:font-size="36pt" fo:font-style="italic" style:font-size-asian="36pt" style:font-style-asian="italic" style:font-size-complex="36pt" style:font-style-complex="italic"/>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list-style-name="L1"/>
    <style:style style:name="P7" style:family="paragraph" style:parent-style-name="Standard" style:list-style-name="L1">
      <style:text-properties fo:font-style="italic" style:font-style-asian="italic" style:font-style-complex="italic"/>
    </style:style>
    <style:style style:name="P8" style:family="paragraph" style:parent-style-name="Standard" style:list-style-name="L2">
      <style:paragraph-properties fo:margin-left="0.7874in" fo:margin-right="0in" fo:text-indent="-0.25in" style:auto-text-indent="false"/>
    </style:style>
    <style:style style:name="P9" style:family="paragraph" style:parent-style-name="Heading_20_1">
      <style:paragraph-properties fo:break-before="pag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agraph-properties fo:text-align="center"/>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style>
    <style:style style:name="gr3" style:family="graphic">
      <style:graphic-properties draw:fill="solid" draw:fill-color="#ffff99" draw:textarea-horizontal-align="center" draw:textarea-vertical-align="middle" style:run-through="foreground"/>
    </style:style>
    <style:style style:name="gr4" style:family="graphic">
      <style:graphic-properties draw:fill="solid" draw:fill-color="#e6e6ff" draw:textarea-horizontal-align="center" draw:textarea-vertical-align="middle" style:run-through="foreground"/>
    </style:style>
    <style:style style:name="gr5" style:family="graphic">
      <style:graphic-properties draw:fill="solid" draw:fill-color="#cccccc" draw:textarea-horizontal-align="justify" draw:textarea-vertical-align="middle" draw:auto-grow-height="false" style:run-through="foreground"/>
    </style:style>
    <style:style style:name="gr6" style:family="graphic">
      <style:graphic-properties draw:textarea-horizontal-align="justify" draw:textarea-vertical-align="middle" draw:auto-grow-height="false" style:run-through="foreground"/>
    </style:style>
    <style:style style:name="gr7" style:family="graphic">
      <style:graphic-properties draw:textarea-vertical-align="middle" draw:auto-grow-height="false" fo:min-height="0.5209in" fo:min-width="0.3472in" fo:wrap-option="wrap" style:run-through="foreground"/>
    </style:style>
    <style:style style:name="gr8" style:family="graphic">
      <style:graphic-properties draw:fill="solid" draw:fill-color="#00cccc"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anrise</text:p>
      <text:p text:style-name="P4"/>
      <text:p text:style-name="P3">TABS </text:p>
      <text:p text:style-name="P3"/>
      <text:p text:style-name="P2">Developer Guide</text:p>
      <text:p text:style-name="P1"/>
      <text:p text:style-name="P1"/>
      <text:p text:style-name="P1"/>
      <text:p text:style-name="P1"/>
      <text:p text:style-name="P1"/>
      <text:p text:style-name="P1"/>
      <text:p text:style-name="P1">by </text:p>
      <text:p text:style-name="P1">Fadi Chamieh</text:p>
      <text:p text:style-name="P1"/>
      <text:p text:style-name="P5">Created 2009-03-13</text:p>
      <text:p text:style-name="P5">Updated 2009-03-13</text:p>
      <text:p text:style-name="P1"/>
      <text:p text:style-name="P1"/>
      <text:p text:style-name="P1"/>
      <text:p text:style-name="P1"/>
      <text:p text:style-name="P1"/>
      <text:p text:style-name="P1"/>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0">Preface<text:tab/>3</text:p>
          <text:p text:style-name="P10">Audience<text:tab/>3</text:p>
          <text:p text:style-name="P10">Introduction<text:tab/>3</text:p>
          <text:p text:style-name="P11">Source Control<text:tab/>3</text:p>
          <text:p text:style-name="P10">Architecture<text:tab/>3</text:p>
          <text:p text:style-name="P11">Source Control<text:tab/>4</text:p>
          <text:p text:style-name="P11">Add-on (Plug-in) Based Scalability<text:tab/>4</text:p>
          <text:p text:style-name="P11">Database<text:tab/>4</text:p>
          <text:p text:style-name="P10">Third-Party Components<text:tab/>4</text:p>
          <text:p text:style-name="P10">Organization<text:tab/>4</text:p>
          <text:p text:style-name="P10">Advanced Topics<text:tab/>4</text:p>
        </text:index-body>
      </text:table-of-content>
      <text:h text:style-name="Heading_20_1" text:outline-level="1"/>
      <text:h text:style-name="P9" text:outline-level="1">Preface</text:h>
      <text:p text:style-name="Text_20_body"/>
      <text:p text:style-name="Standard"><text:tab/>TABS is an acronym for “Telecoms Automation and Billing System” which is an enterprise class software solution for the management (automation and billing) of <text:s/>international Telecoms Carrier businesses. This software solution is developed and maintained by <text:a xlink:type="simple" xlink:href="http://www.vanrise.com/">Vanrise</text:a>.</text:p>
      <text:p text:style-name="Standard"/>
      <text:h text:style-name="Heading_20_1" text:outline-level="1">Audience</text:h>
      <text:p text:style-name="Text_20_body"/>
      <text:p text:style-name="Standard"><text:tab/>The document at hand is aimed to introduce TABS as a software solution to the professional software developer. It is by no means an elaborate or intensive business case-to-case implementation study, but rather as a jump start to speed up the productivity of developers joining the team and as a quick reference for technically involved personnel. </text:p>
      <text:p text:style-name="Standard"/>
      <text:h text:style-name="Heading_20_1" text:outline-level="1">Introduction</text:h>
      <text:p text:style-name="Text_20_body"/>
      <text:p text:style-name="Standard"><text:tab/>Developers intending to work with TABS should have or acquire minimum knowledge (previous work experience is much more recommended) in the following:</text:p>
      <text:list xml:id="list34518354" text:style-name="L1">
        <text:list-item>
          <text:p text:style-name="P6">Microsoft .NET 3.5, C#</text:p>
        </text:list-item>
        <text:list-item>
          <text:p text:style-name="P6">ASP.NET <text:s/>basics</text:p>
        </text:list-item>
        <text:list-item>
          <text:p text:style-name="P6">SQL Server 2005 (Transact SQL)</text:p>
        </text:list-item>
        <text:list-item>
          <text:p text:style-name="P6">Object Oriented skills</text:p>
        </text:list-item>
        <text:list-item>
          <text:p text:style-name="P6">ORM such as NHibernate</text:p>
        </text:list-item>
        <text:list-item>
          <text:p text:style-name="P7">Development Tools</text:p>
        </text:list-item>
      </text:list>
      <text:list xml:id="list34630472" text:style-name="L2">
        <text:list-item>
          <text:p text:style-name="P8">Visual Studio 2008 SP1</text:p>
        </text:list-item>
        <text:list-item>
          <text:p text:style-name="P8">SQL Server 2005 Management Studio</text:p>
        </text:list-item>
      </text:list>
      <text:h text:style-name="Heading_20_2" text:outline-level="2"/>
      <text:h text:style-name="Heading_20_2" text:outline-level="2">Source Control</text:h>
      <text:p text:style-name="Text_20_body"><text:tab/>All TABS source code is under source safe control using Visual Source safe 2005.</text:p>
      <text:h text:style-name="Heading_20_1" text:outline-level="1"/>
      <text:h text:style-name="Heading_20_1" text:outline-level="1">Architecture</text:h>
      <text:p text:style-name="Standard"/>
      <text:p text:style-name="Standard"><text:tab/>TABS is basically a web application, with N-Trier architecture, built in ASP.NET (C#) referencing many libraries (TABS main business Library, Switch Libraries, Proxy Libraries, Helper Libraries) that interact with each other as a whole system. Some switches require special external programs to facilitate interaction especially while updating the routing information, these programs are <text:soft-page-break/>referred to as proxies.</text:p>
      <text:p text:style-name="Standard"/>
      <text:p text:style-name="Standard"><draw:g text:anchor-type="paragraph" draw:z-index="0" draw:style-name="gr1"><draw:rect draw:style-name="gr2" draw:text-style-name="P12" svg:width="0.8441in" svg:height="0.4587in" svg:x="1.6756in" svg:y="0.1512in"><text:p text:style-name="P12">WebSite</text:p></draw:rect><draw:rect draw:style-name="gr3" draw:text-style-name="P12" svg:width="0.9378in" svg:height="1.1012in" svg:x="3.0091in" svg:y="0.1409in"><text:p text:style-name="P12">TABS</text:p></draw:rect><draw:ellipse draw:style-name="gr4" draw:text-style-name="P12" svg:width="0.7606in" svg:height="0.6669in" svg:x="5.7591in" svg:y="0.0366in"><text:p text:style-name="P12">Database</text:p></draw:ellipse><draw:custom-shape draw:style-name="gr5" draw:text-style-name="P12" svg:width="0.5835in" svg:height="0.448in" svg:x="0.4465in" svg:y="0.1201in"><text:p text:style-name="P12"><text:s/>User</text:p><draw:enhanced-geometry svg:viewBox="0 0 21600 21600" draw:path-stretchpoint-x="10800" draw:path-stretchpoint-y="10800" draw:text-areas="?f0 ?f0 ?f1 ?f2" draw:mirror-horizontal="false" draw:mirror-vertical="false"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custom-shape draw:style-name="gr6" svg:width="0.6461in" svg:height="0.2331in" svg:x="1.0299in" svg:y="0.262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svg:width="0.4898in" svg:height="0.1886in" svg:x="2.5193in" svg:y="0.2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7" draw:text-style-name="P12" svg:width="0.865in" svg:height="1.2295in" svg:x="5.7382in" svg:y="1.1894in"><text:p text:style-name="P12">Switch</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6" svg:width="0.0941in" svg:height="0.3543in" svg:x="3.363in" svg:y="1.241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2" draw:text-style-name="P12" svg:width="1.3232in" svg:height="0.3268in" svg:x="2.811in" svg:y="1.5957in"><text:p text:style-name="P12">Switch Library</text:p></draw:rect><draw:rect draw:style-name="gr8" draw:text-style-name="P12" svg:width="0.9276in" svg:height="0.2713in" svg:x="4.4362in" svg:y="0.1476in"><text:p text:style-name="P12">NHibernate</text:p></draw:rect><draw:rect draw:style-name="gr2" draw:text-style-name="P12" svg:width="0.9276in" svg:height="0.2713in" svg:x="4.4362in" svg:y="0.4185in"><text:p text:style-name="P12">ADO.NET</text:p></draw:rect><draw:custom-shape draw:style-name="gr6" svg:width="0.4898in" svg:height="0.2689in" svg:x="3.9465in" svg:y="0.2657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svg:width="0.3858in" svg:height="0.1831in" svg:x="5.363in" svg:y="0.288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2" draw:text-style-name="P12" svg:width="0.8232in" svg:height="0.9835in" svg:x="1.7276in" svg:y="0.9457in"><text:p text:style-name="P12">Helper </text:p><text:p text:style-name="P12">Library</text:p></draw:rect><draw:custom-shape draw:style-name="gr6" svg:width="0.0941in" svg:height="0.3512in" svg:x="2.1028in" svg:y="0.594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svg:width="0.4587in" svg:height="0.1886in" svg:x="2.5508in" svg:y="1.053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svg:width="0.2606in" svg:height="0.1543in" svg:x="2.5508in" svg:y="1.661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2" draw:text-style-name="P12" svg:width="0.948in" svg:height="0.278in" svg:x="4.4776in" svg:y="1.3283in"><text:p text:style-name="P12">Proxy Library</text:p></draw:rect><draw:rect draw:style-name="gr2" draw:text-style-name="P12" svg:width="0.8232in" svg:height="0.278in" svg:x="4.5508in" svg:y="1.9583in"><text:p text:style-name="P12">Proxy</text:p></draw:rect><draw:custom-shape draw:style-name="gr6" svg:width="1.6567in" svg:height="0.1406in" svg:x="4.1339in" svg:y="1.689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svg:width="0.0941in" svg:height="0.3512in" svg:x="4.9154in" svg:y="1.605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h text:style-name="Heading_20_1" text:outline-level="1"/>
      <text:p text:style-name="Text_20_body"/>
      <text:p text:style-name="Text_20_body"/>
      <text:h text:style-name="Heading_20_1" text:outline-level="1"/>
      <text:h text:style-name="Heading_20_1" text:outline-level="1"/>
      <text:h text:style-name="Heading_20_1" text:outline-level="1"/>
      <text:p text:style-name="Text_20_body"/>
      <text:h text:style-name="Heading_20_2" text:outline-level="2">Source Control</text:h>
      <text:p text:style-name="Text_20_body">All TABS source code is under source safe control using Visual Source safe 2005.</text:p>
      <text:h text:style-name="Heading_20_2" text:outline-level="2">Add-on (Plug-in) Based Scalability</text:h>
      <text:p text:style-name="Standard"><text:tab/>Switch interoperability is not hard-built into TABS, but rather extensible through an add-on (DLL plug-in) strategy where the switch library is a separate DLL which has known interfaces (TABS.Interfaces) and Extensibility guides (TABS.Extensibility)</text:p>
      <text:p text:style-name="Standard"/>
      <text:h text:style-name="Heading_20_2" text:outline-level="2">Database</text:h>
      <text:p text:style-name="Text_20_body"><text:tab/>TABS Database model relies on a single database (scalability is ensured through physical database scalability and proper design) to ensure robust and integral software development and updates. This model also reduces total overall costs of maintenance. Availability can be assured by using sate of the art hardware fail-safe servers with RAID configurations to help protect business data and ensure solid performance.</text:p>
      <text:h text:style-name="Heading_20_1" text:outline-level="1">Third-Party Components</text:h>
      <text:p text:style-name="Standard"/>
      <text:h text:style-name="Heading_20_1" text:outline-level="1">Organization</text:h>
      <text:p text:style-name="Standard"/>
      <text:h text:style-name="Heading_20_1" text:outline-level="1">Advanced Topics</text:h>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3-13T15:03:18.66</dc:date>
    <meta:editing-duration>PT01H09M41S</meta:editing-duration>
    <meta:editing-cycles>43</meta:editing-cycles>
    <meta:generator>OpenOffice.org/3.0$Win32 OpenOffice.org_project/300m15$Build-9379</meta:generator>
    <meta:document-statistic meta:table-count="0" meta:image-count="0" meta:object-count="0" meta:page-count="4" meta:paragraph-count="46" meta:word-count="392" meta:character-count="2627"/>
    <meta:user-defined meta:name="Info 1"/>
    <meta:user-defined meta:name="Info 2"/>
    <meta:user-defined meta:name="Info 3"/>
    <meta:user-defined meta:name="Info 4"/>
  </office:meta>
</office:document-meta>
</file>